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2.06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8959" calcext:value-type="float">
            <text:p>0.8959</text:p>
          </table:table-cell>
          <table:table-cell table:style-name="ce3" office:value-type="float" office:value="0.89997" calcext:value-type="float">
            <text:p>0.89997</text:p>
          </table:table-cell>
          <table:table-cell office:value-type="float" office:value="0.89118" calcext:value-type="float">
            <text:p>0.89118</text:p>
          </table:table-cell>
          <table:table-cell office:value-type="float" office:value="0.88998" calcext:value-type="float">
            <text:p>0.88998</text:p>
          </table:table-cell>
          <table:table-cell table:formula="of:=MAX([.B2:.E2])" office:value-type="float" office:value="0.89997" calcext:value-type="float">
            <text:p>0.89997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table:style-name="ce3" office:value-type="float" office:value="0.85522" calcext:value-type="float">
            <text:p>0.85522</text:p>
          </table:table-cell>
          <table:table-cell office:value-type="float" office:value="0.82745" calcext:value-type="float">
            <text:p>0.82745</text:p>
          </table:table-cell>
          <table:table-cell office:value-type="float" office:value="0.77092" calcext:value-type="float">
            <text:p>0.77092</text:p>
          </table:table-cell>
          <table:table-cell office:value-type="float" office:value="0.83929" calcext:value-type="float">
            <text:p>0.83929</text:p>
          </table:table-cell>
          <table:table-cell table:formula="of:=MAX([.B3:.E3])" office:value-type="float" office:value="0.85522" calcext:value-type="float">
            <text:p>0.85522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2882" calcext:value-type="float">
            <text:p>0.92882</text:p>
          </table:table-cell>
          <table:table-cell table:style-name="ce3" office:value-type="float" office:value="0.93333" calcext:value-type="float">
            <text:p>0.93333</text:p>
          </table:table-cell>
          <table:table-cell office:value-type="float" office:value="0.92963" calcext:value-type="float">
            <text:p>0.92963</text:p>
          </table:table-cell>
          <table:table-cell office:value-type="float" office:value="0.92816" calcext:value-type="float">
            <text:p>0.92816</text:p>
          </table:table-cell>
          <table:table-cell table:formula="of:=MAX([.B4:.E4])" office:value-type="float" office:value="0.93333" calcext:value-type="float">
            <text:p>0.93333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table:style-name="ce3" office:value-type="float" office:value="0.01982" calcext:value-type="float">
            <text:p>0.01982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2239" calcext:value-type="float">
            <text:p>0.02239</text:p>
          </table:table-cell>
          <table:table-cell table:formula="of:=MIN([.B5:.E5])" office:value-type="float" office:value="0.01982" calcext:value-type="float">
            <text:p>0.0198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6.34082" calcext:value-type="float">
            <text:p>116.34082</text:p>
          </table:table-cell>
          <table:table-cell office:value-type="float" office:value="119.71552" calcext:value-type="float">
            <text:p>119.71552</text:p>
          </table:table-cell>
          <table:table-cell office:value-type="float" office:value="108.3611" calcext:value-type="float">
            <text:p>108.3611</text:p>
          </table:table-cell>
          <table:table-cell office:value-type="float" office:value="106.35298" calcext:value-type="float">
            <text:p>106.35298</text:p>
          </table:table-cell>
          <table:table-cell table:formula="of:=MAX([.B6:.E6])" office:value-type="float" office:value="119.71552" calcext:value-type="float">
            <text:p>119.71552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9.05556" calcext:value-type="float">
            <text:p>79.05556</text:p>
          </table:table-cell>
          <table:table-cell office:value-type="float" office:value="80.91667" calcext:value-type="float">
            <text:p>80.91667</text:p>
          </table:table-cell>
          <table:table-cell office:value-type="float" office:value="73.08333" calcext:value-type="float">
            <text:p>73.08333</text:p>
          </table:table-cell>
          <table:table-cell office:value-type="float" office:value="72.11111" calcext:value-type="float">
            <text:p>72.11111</text:p>
          </table:table-cell>
          <table:table-cell table:formula="of:=MAX([.B7:.E7])" office:value-type="float" office:value="80.91667" calcext:value-type="float">
            <text:p>80.91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29:23.551722972</dc:date>
    <meta:editing-duration>PT1M25S</meta:editing-duration>
    <meta:editing-cycles>2</meta:editing-cycles>
    <meta:generator>LibreOffice/6.0.7.3$Linux_X86_64 LibreOffice_project/00m0$Build-3</meta:generator>
    <meta:document-statistic meta:table-count="1" meta:cell-count="41" meta:object-count="0"/>
  </office:meta>
</office:document-meta>
</file>